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811" officeooo:paragraph-rsid="0011d811"/>
    </style:style>
    <style:style style:name="P2" style:family="paragraph" style:parent-style-name="Standard">
      <style:text-properties fo:color="#ff6600" fo:font-size="14pt" officeooo:rsid="0011d811" officeooo:paragraph-rsid="0011d811" style:font-size-asian="14pt" style:font-size-complex="14pt"/>
    </style:style>
    <style:style style:name="P3" style:family="paragraph" style:parent-style-name="Standard">
      <style:text-properties fo:color="#ff6600" fo:font-size="14pt" officeooo:rsid="0011d811" officeooo:paragraph-rsid="00138409" style:font-size-asian="14pt" style:font-size-complex="14pt"/>
    </style:style>
    <style:style style:name="P4" style:family="paragraph" style:parent-style-name="Standard">
      <style:text-properties fo:color="#ff6600" fo:font-size="14pt" officeooo:rsid="0011d811" officeooo:paragraph-rsid="0013dcb8" style:font-size-asian="14pt" style:font-size-complex="14pt"/>
    </style:style>
    <style:style style:name="P5" style:family="paragraph" style:parent-style-name="Standard">
      <style:text-properties fo:color="#6666ff" fo:font-style="italic" officeooo:rsid="0011d811" officeooo:paragraph-rsid="0011d811" style:font-style-asian="italic" style:font-style-complex="italic"/>
    </style:style>
    <style:style style:name="P6" style:family="paragraph" style:parent-style-name="Standard">
      <style:text-properties fo:color="#6666ff" fo:font-style="italic" officeooo:rsid="0011d811" officeooo:paragraph-rsid="0011d811" fo:background-color="transparent" style:font-style-asian="italic" style:font-style-complex="italic"/>
    </style:style>
    <style:style style:name="P7" style:family="paragraph" style:parent-style-name="Standard">
      <style:text-properties fo:color="#6666ff" officeooo:rsid="0011d811" officeooo:paragraph-rsid="0011d811"/>
    </style:style>
    <style:style style:name="P8" style:family="paragraph" style:parent-style-name="Standard">
      <style:text-properties fo:color="#6666ff" officeooo:rsid="00138409" officeooo:paragraph-rsid="00138409"/>
    </style:style>
    <style:style style:name="P9" style:family="paragraph" style:parent-style-name="Standard">
      <style:text-properties fo:color="#6666ff" officeooo:rsid="0013dcb8" officeooo:paragraph-rsid="0013dcb8"/>
    </style:style>
    <style:style style:name="P10" style:family="paragraph" style:parent-style-name="Standard">
      <style:text-properties officeooo:rsid="00138409" officeooo:paragraph-rsid="00138409"/>
    </style:style>
    <style:style style:name="P11" style:family="paragraph" style:parent-style-name="Standard">
      <style:text-properties officeooo:rsid="00138409" officeooo:paragraph-rsid="0013dcb8"/>
    </style:style>
    <style:style style:name="P12" style:family="paragraph" style:parent-style-name="Standard">
      <style:text-properties officeooo:rsid="0013dcb8" officeooo:paragraph-rsid="0013dcb8"/>
    </style:style>
    <style:style style:name="P13" style:family="paragraph" style:parent-style-name="Footer">
      <style:text-properties officeooo:paragraph-rsid="00178424"/>
    </style:style>
    <style:style style:name="P14" style:family="paragraph" style:parent-style-name="Footer">
      <style:text-properties officeooo:paragraph-rsid="0017ffc4"/>
    </style:style>
    <style:style style:name="P15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7ffc4"/>
    </style:style>
    <style:style style:name="T1" style:family="text">
      <style:text-properties officeooo:rsid="00138409"/>
    </style:style>
    <style:style style:name="T2" style:family="text">
      <style:text-properties fo:color="#6666ff" fo:font-size="12pt" style:font-size-asian="12pt" style:font-size-complex="12pt"/>
    </style:style>
    <style:style style:name="T3" style:family="text">
      <style:text-properties officeooo:rsid="00178424"/>
    </style:style>
    <style:style style:name="T4" style:family="text">
      <style:text-properties officeooo:rsid="0017f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La classe window</text:p>
      <text:p text:style-name="P1"/>
      <text:p text:style-name="P1"/>
      <text:p text:style-name="P1">permet de gérer une ou plusieurs fenêtres, il est nécessaire de lui passer plusieurs arguments.un nom pour la fenêtre ainsi que sa taille.</text:p>
      <text:p text:style-name="P1"/>
      <text:p text:style-name="P5">RefreshRate(int rate)</text:p>
      <text:p text:style-name="P1">Permet de définir le taux de refraichissement pour la fenêtre !.</text:p>
      <text:p text:style-name="P1"/>
      <text:p text:style-name="P6">Refresh()</text:p>
      <text:p text:style-name="P1">Permet de rafraichir la fenetre (donc d'actualiser son contenu).</text:p>
      <text:p text:style-name="P1"/>
      <text:p text:style-name="P7">Show()</text:p>
      <text:p text:style-name="P1">Permet d'afficher la fenêtre. <text:span text:style-name="T1">(la méthode ne doit etre appelé qu'une seul fois par instance)</text:span></text:p>
      <text:p text:style-name="P1"/>
      <text:p text:style-name="P3"><text:tab/>La classe <text:span text:style-name="T1">Network</text:span></text:p>
      <text:p text:style-name="P10">La classe network permettra de dialoguer en réseau.</text:p>
      <text:p text:style-name="P10"/>
      <text:p text:style-name="P8">Initialize()</text:p>
      <text:p text:style-name="P10">Permet d'initialiser une connexion.</text:p>
      <text:p text:style-name="P10"/>
      <text:p text:style-name="P3"><text:tab/>L<text:span text:style-name="T1">'interface</text:span> <text:span text:style-name="T1">User</text:span></text:p>
      <text:p text:style-name="P10">l'interface User doit permettre de créer et de gérer facilement les utilisateur (homme ou ai)</text:p>
      <text:p text:style-name="P10"/>
      <text:p text:style-name="P3"><text:tab/>L<text:span text:style-name="T1">'interface</text:span> <text:span text:style-name="T1">Controls</text:span></text:p>
      <text:p text:style-name="P10">permet de gérer les évennements tel que la souris et la clavier.</text:p>
      <text:p text:style-name="P10"/>
      <text:p text:style-name="P3"><text:tab/>L<text:span text:style-name="T1">a classe Mouse</text:span></text:p>
      <text:p text:style-name="P3"/>
      <text:p text:style-name="P10"><text:span text:style-name="T2">MousePressed()</text:span></text:p>
      <text:p text:style-name="P10">Permet de vérifier si il y a eu un clic de souris.. si oui elle renvoir un entier correspondant a la valeur pressé.</text:p>
      <text:p text:style-name="P10"/>
      <text:p text:style-name="P8">GetPosX() / GetPosY()</text:p>
      <text:p text:style-name="P10">permet de récupérer la position de la souris en X et en Y.</text:p>
      <text:p text:style-name="P10"/>
      <text:p text:style-name="P3"><text:tab/>L<text:span text:style-name="T1">a classe Keyboard</text:span></text:p>
      <text:p text:style-name="P10"/>
      <text:p text:style-name="P8">KeyPressed(KeyEvent event)</text:p>
      <text:p text:style-name="P10">permet de récupérer l'état si l'état d'une touche de clavier a été pressé</text:p>
      <text:p text:style-name="P10"/>
      <text:p text:style-name="P8">KeyReleased(KeyEvent event)</text:p>
      <text:p text:style-name="P10">permet de récupérer l'état si l'état d'une touche de clavier a été relaché</text:p>
      <text:p text:style-name="P10"/>
      <text:p text:style-name="P4"><text:tab/>L<text:span text:style-name="T1">a classe Panel</text:span></text:p>
      <text:p text:style-name="P12">permet l'interraction avec la fenetre (window) en y ajoutant toute sorte d'objets (image, texte, grille <text:soft-page-break/>d'hexagones…)</text:p>
      <text:p text:style-name="P12"/>
      <text:p text:style-name="P4"><text:tab/>L<text:span text:style-name="T1">a classe Grid</text:span></text:p>
      <text:p text:style-name="P12">permet la gestion (création, modification, supression) des objets hexagonales, les place sous forme de grille..</text:p>
      <text:p text:style-name="P12"/>
      <text:p text:style-name="P4"><text:tab/>L<text:span text:style-name="T1">a classe HexaCell</text:span></text:p>
      <text:p text:style-name="P12">permet la création d'objets hexagonal.</text:p>
      <text:p text:style-name="P11"/>
      <text:p text:style-name="P9">HexaCellPrint(in Graphics2D graph, in Color color)</text:p>
      <text:p text:style-name="P10"/>
      <text:p text:style-name="P9">HexaToPolygon(in int x, in int y, in int rayon): static Polyg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7ffc4"/>
    </style:style>
    <style:style style:name="MP2" style:family="paragraph" style:parent-style-name="Footer">
      <style:text-properties officeooo:paragraph-rsid="0017ffc4"/>
    </style:style>
    <style:style style:name="MP3" style:family="paragraph" style:parent-style-name="Footer">
      <style:text-properties officeooo:paragraph-rsid="00178424"/>
    </style:style>
    <style:style style:name="MT1" style:family="text">
      <style:text-properties officeooo:rsid="0017ffc4"/>
    </style:style>
    <style:style style:name="MT2" style:family="text">
      <style:text-properties officeooo:rsid="001784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Garreau A.</text:span></text:p>
        <text:p text:style-name="MP3"><text:span text:style-name="MT2">Jardin J.</text:span><text:tab/><text:span text:style-name="MT2">Projet HexaLib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3:59:36.349787291</meta:creation-date>
    <dc:date>2014-11-13T14:37:17.953802217</dc:date>
    <meta:editing-duration>PT29M34S</meta:editing-duration>
    <meta:editing-cycles>7</meta:editing-cycles>
    <meta:generator>LibreOffice/4.2.7.2$Linux_x86 LibreOffice_project/420m0$Build-2</meta:generator>
    <meta:document-statistic meta:table-count="0" meta:image-count="0" meta:object-count="0" meta:page-count="2" meta:paragraph-count="36" meta:word-count="256" meta:character-count="1629" meta:non-whitespace-character-count="1399"/>
  </office:meta>
</office:document-meta>
</file>